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35.09pt"/>
    </style:style>
    <style:style style:name="co41" style:family="table-column">
      <style:table-column-properties fo:break-before="auto" style:column-width="127.11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81.1pt"/>
    </style:style>
    <style:style style:name="co44" style:family="table-column">
      <style:table-column-properties fo:break-before="auto" style:column-width="50.14pt"/>
    </style:style>
    <style:style style:name="co45" style:family="table-column">
      <style:table-column-properties fo:break-before="auto" style:column-width="52.64pt"/>
    </style:style>
    <style:style style:name="co46" style:family="table-column">
      <style:table-column-properties fo:break-before="auto" style:column-width="175.66pt"/>
    </style:style>
    <style:style style:name="co47" style:family="table-column">
      <style:table-column-properties fo:break-before="auto" style:column-width="156.39pt"/>
    </style:style>
    <style:style style:name="co48" style:family="table-column">
      <style:table-column-properties fo:break-before="auto" style:column-width="246.76pt"/>
    </style:style>
    <style:style style:name="co49" style:family="table-column">
      <style:table-column-properties fo:break-before="auto" style:column-width="201.54pt"/>
    </style:style>
    <style:style style:name="co50" style:family="table-column">
      <style:table-column-properties fo:break-before="auto" style:column-width="99.5pt"/>
    </style:style>
    <style:style style:name="co51" style:family="table-column">
      <style:table-column-properties fo:break-before="auto" style:column-width="84.44pt"/>
    </style:style>
    <style:style style:name="co52" style:family="table-column">
      <style:table-column-properties fo:break-before="auto" style:column-width="46.01pt"/>
    </style:style>
    <style:style style:name="co53" style:family="table-column">
      <style:table-column-properties fo:break-before="auto" style:column-width="61.06pt"/>
    </style:style>
    <style:style style:name="co54" style:family="table-column">
      <style:table-column-properties fo:break-before="auto" style:column-width="118.74pt"/>
    </style:style>
    <style:style style:name="co55" style:family="table-column">
      <style:table-column-properties fo:break-before="auto" style:column-width="109.56pt"/>
    </style:style>
    <style:style style:name="co56" style:family="table-column">
      <style:table-column-properties fo:break-before="auto" style:column-width="82.8pt"/>
    </style:style>
    <style:style style:name="co57" style:family="table-column">
      <style:table-column-properties fo:break-before="auto" style:column-width="190.69pt"/>
    </style:style>
    <style:style style:name="co58" style:family="table-column">
      <style:table-column-properties fo:break-before="auto" style:column-width="214.95pt"/>
    </style:style>
    <style:style style:name="co5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23.56pt" fo:break-before="auto" style:use-optimal-row-height="false"/>
    </style:style>
    <style:style style:name="ro10" style:family="table-row">
      <style:table-row-properties style:row-height="36.51pt" fo:break-before="auto" style:use-optimal-row-height="false"/>
    </style:style>
    <style:style style:name="ro11" style:family="table-row">
      <style:table-row-properties style:row-height="42.41pt" fo:break-before="auto" style:use-optimal-row-height="false"/>
    </style:style>
    <style:style style:name="ro12" style:family="table-row">
      <style:table-row-properties style:row-height="33.76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54.51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40.34pt" fo:break-before="auto" style:use-optimal-row-height="false"/>
    </style:style>
    <style:style style:name="ro20" style:family="table-row">
      <style:table-row-properties style:row-height="40.56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12.1pt" fo:break-before="auto" style:use-optimal-row-height="true"/>
    </style:style>
    <style:style style:name="ro31" style:family="table-row">
      <style:table-row-properties style:row-height="21.09pt" fo:break-before="auto" style:use-optimal-row-height="false"/>
    </style:style>
    <style:style style:name="ro32" style:family="table-row">
      <style:table-row-properties style:row-height="53.55pt" fo:break-before="auto" style:use-optimal-row-height="false"/>
    </style:style>
    <style:style style:name="ro33" style:family="table-row">
      <style:table-row-properties style:row-height="18.54pt" fo:break-before="auto" style:use-optimal-row-height="false"/>
    </style:style>
    <style:style style:name="ro34" style:family="table-row">
      <style:table-row-properties style:row-height="23.84pt" fo:break-before="auto" style:use-optimal-row-height="false"/>
    </style:style>
    <style:style style:name="ro35" style:family="table-row">
      <style:table-row-properties style:row-height="30.81pt" fo:break-before="auto" style:use-optimal-row-height="false"/>
    </style:style>
    <style:style style:name="ro36" style:family="table-row">
      <style:table-row-properties style:row-height="26.9pt" fo:break-before="auto" style:use-optimal-row-height="false"/>
    </style:style>
    <style:style style:name="ro37" style:family="table-row">
      <style:table-row-properties style:row-height="12.36pt" fo:break-before="auto" style:use-optimal-row-height="true"/>
    </style:style>
    <style:style style:name="ro38" style:family="table-row">
      <style:table-row-properties style:row-height="23.56pt" fo:break-before="auto" style:use-optimal-row-height="true"/>
    </style:style>
    <style:style style:name="ro39" style:family="table-row">
      <style:table-row-properties style:row-height="12.61pt" fo:break-before="auto" style:use-optimal-row-height="true"/>
    </style:style>
    <style:style style:name="ro40" style:family="table-row">
      <style:table-row-properties style:row-height="48.7pt" fo:break-before="auto" style:use-optimal-row-height="false"/>
    </style:style>
    <style:style style:name="ro41" style:family="table-row">
      <style:table-row-properties style:row-height="26.76pt" fo:break-before="auto" style:use-optimal-row-height="false"/>
    </style:style>
    <style:style style:name="ro42" style:family="table-row">
      <style:table-row-properties style:row-height="35.69pt" fo:break-before="auto" style:use-optimal-row-height="false"/>
    </style:style>
    <style:style style:name="ro43" style:family="table-row">
      <style:table-row-properties style:row-height="28.06pt" fo:break-before="auto" style:use-optimal-row-height="true"/>
    </style:style>
    <style:style style:name="ro44" style:family="table-row">
      <style:table-row-properties style:row-height="73.84pt" fo:break-before="auto" style:use-optimal-row-height="false"/>
    </style:style>
    <style:style style:name="ro45" style:family="table-row">
      <style:table-row-properties style:row-height="113.44pt" fo:break-before="auto" style:use-optimal-row-height="true"/>
    </style:style>
    <style:style style:name="ro46" style:family="table-row">
      <style:table-row-properties style:row-height="76.2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wrap-option="wrap"/>
    </style:style>
    <style:style style:name="ce32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line-through-style="solid" style:text-line-through-type="single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0"/>
        <table:table-column table:style-name="co2" table:default-cell-style-name="ce20"/>
        <table:table-column table:style-name="co3" table:default-cell-style-name="ce2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number-columns-repeated="1011" table:default-cell-style-name="ce20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Submission</text:p>
          </table:table-cell>
          <table:table-cell table:style-name="ce32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Target</text:p>
          </table:table-cell>
          <table:table-cell table:style-name="ce21" office:value-type="string" calcext:value-type="string">
            <text:p>Arxiv</text:p>
          </table:table-cell>
          <table:table-cell table:style-name="ce21" office:value-type="string" calcext:value-type="string">
            <text:p>HAL</text:p>
          </table:table-cell>
          <table:table-cell table:style-name="ce21" office:value-type="string" calcext:value-type="string">
            <text:p>Observations</text:p>
          </table:table-cell>
          <table:table-cell table:style-name="ce21" office:value-type="string" calcext:value-type="string">
            <text:p>Reviews</text:p>
          </table:table-cell>
          <table:table-cell table:style-name="ce21" table:number-columns-repeated="1011"/>
          <table:table-cell table:number-columns-repeated="3"/>
        </table:table-row>
        <table:table-row table:style-name="ro2">
          <table:table-cell table:style-name="ce26" table:number-columns-repeated="2"/>
          <table:table-cell table:style-name="ce33"/>
          <table:table-cell table:style-name="ce26" table:number-columns-repeated="7"/>
          <table:table-cell table:style-name="ce21" table:number-columns-repeated="1011"/>
          <table:table-cell table:number-columns-repeated="3"/>
        </table:table-row>
        <table:table-row table:style-name="ro3">
          <table:table-cell table:style-name="ce26"/>
          <table:table-cell table:style-name="ce26" office:value-type="string" calcext:value-type="string">
            <text:p>Accepted 06/11/2017 ; Withdrawn 25/11/2017 </text:p>
          </table:table-cell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An Agent-based Model of Interdisciplinary Interaction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<text:span text:style-name="T4">Rochebrune 2018</text:span> ; JASSS</text:p>
          </table:table-cell>
          <table:table-cell table:style-name="ce26" table:number-columns-repeated="4"/>
          <table:table-cell table:style-name="ce21" table:number-columns-repeated="1011"/>
          <table:table-cell table:number-columns-repeated="3"/>
        </table:table-row>
        <table:table-row table:style-name="ro2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eal Estate Market</text:p>
          </table:table-cell>
          <table:table-cell table:style-name="ce26" office:value-type="string" calcext:value-type="string">
            <text:p>Le Corre T., Raimbault J.</text:p>
          </table:table-cell>
          <table:table-cell table:style-name="ce26" office:value-type="string" calcext:value-type="string">
            <text:p><text:span text:style-name="T4">Urban Studies</text:span> ; Cybergeo</text:p>
          </table:table-cell>
          <table:table-cell table:style-name="ce26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Book Review : The New Science of Citie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2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Road Network Database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Scientific Data</text:p>
          </table:table-cell>
          <table:table-cell table:style-name="ce26" table:number-columns-repeated="1015"/>
          <table:table-cell table:number-columns-repeated="3"/>
        </table:table-row>
        <table:table-row table:style-name="ro2">
          <table:table-cell table:style-name="ce26" table:number-columns-repeated="2"/>
          <table:table-cell table:style-name="ce33" office:value-type="string" calcext:value-type="string">
            <text:p>?</text:p>
          </table:table-cell>
          <table:table-cell table:style-name="ce26" office:value-type="string" calcext:value-type="string">
            <text:p>GeoOpenMod RDB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Cybergeo</text:p>
          </table:table-cell>
          <table:table-cell table:style-name="ce26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33" office:value-type="string" calcext:value-type="string">
            <text:p>?</text:p>
          </table:table-cell>
          <table:table-cell table:style-name="ce34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3" office:value-type="string" calcext:value-type="string">
            <text:p>March 2019</text:p>
          </table:table-cell>
          <table:table-cell table:style-name="ce34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0">
          <table:table-cell table:style-name="ce26" table:number-columns-repeated="2"/>
          <table:table-cell table:style-name="ce33" office:value-type="string" calcext:value-type="string">
            <text:p>October 2018</text:p>
          </table:table-cell>
          <table:table-cell table:style-name="ce26" office:value-type="string" calcext:value-type="string">
            <text:p>Benchmarking interaction models of Urban Growth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6" table:number-columns-repeated="2"/>
          <table:table-cell table:style-name="ce26" office:value-type="string" calcext:value-type="string">
            <text:p>Finish after feedback CCS</text:p>
          </table:table-cell>
          <table:table-cell table:style-name="ce26" table:number-columns-repeated="1012"/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0">
          <table:table-cell table:style-name="ce26"/>
          <table:table-cell table:style-name="ce26" office:value-type="string" calcext:value-type="string">
            <text:p>Submitted 30/03/2018 ; rejected 07/05/2018</text:p>
          </table:table-cell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Co-evolution and morphogenetic systems</text:p>
          </table:table-cell>
          <table:table-cell table:style-name="ce26" office:value-type="string" calcext:value-type="string">
            <text:p>Raimbault J.</text:p>
          </table:table-cell>
          <table:table-cell table:style-name="ce63" office:value-type="string" calcext:value-type="string">
            <text:p>Artificial Life 2018 Conference<text:span text:style-name="T5"> ; Artificial Life</text:span></text:p>
          </table:table-cell>
          <table:table-cell table:style-name="ce26" office:value-type="float" office:value="1803.11457" calcext:value-type="float">
            <text:p>1803.11457</text:p>
          </table:table-cell>
          <table:table-cell table:style-name="ce26"/>
          <table:table-cell table:style-name="ce26" office:value-type="string" calcext:value-type="string">
            <text:p>add multilevel/niche rbd</text:p>
          </table:table-cell>
          <table:table-cell table:style-name="ce26" table:number-columns-repeated="1012"/>
          <table:table-cell table:number-columns-repeated="3"/>
        </table:table-row>
        <table:table-row table:style-name="ro11">
          <table:table-cell table:style-name="ce26" table:number-columns-repeated="2"/>
          <table:table-cell table:style-name="ce33" office:value-type="string" calcext:value-type="string">
            <text:p>September 2018</text:p>
          </table:table-cell>
          <table:table-cell table:style-name="ce26" office:value-type="string" calcext:value-type="string">
            <text:p>Mapping the research landscape on modeling interactions between networks and territories</text:p>
          </table:table-cell>
          <table:table-cell table:style-name="ce26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6" table:number-columns-repeated="1015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4">
          <table:table-cell table:style-name="ce26" table:number-columns-repeated="2"/>
          <table:table-cell table:style-name="ce33" office:value-type="string" calcext:value-type="string">
            <text:p>August 2018</text:p>
          </table:table-cell>
          <table:table-cell table:style-name="ce26" office:value-type="string" calcext:value-type="string">
            <text:p>Correlated Synthetic Data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PNAS</text:p>
          </table:table-cell>
          <table:table-cell table:style-name="ce26" table:number-columns-repeated="2"/>
          <table:table-cell table:style-name="ce26" office:value-type="string" calcext:value-type="string">
            <text:p>Check rochebrune 2016 proceedings</text:p>
          </table:table-cell>
          <table:table-cell table:style-name="ce26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34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4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August 2018</text:p>
          </table:table-cell>
          <table:table-cell table:style-name="ce35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table:style-name="ce33" office:value-type="string" calcext:value-type="string">
            <text:p>August 2018</text:p>
          </table:table-cell>
          <table:table-cell table:style-name="ce34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2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3" office:value-type="string" calcext:value-type="string">
            <text:p>May 2018</text:p>
          </table:table-cell>
          <table:table-cell table:style-name="ce35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10">
          <table:table-cell table:style-name="ce26" office:value-type="string" calcext:value-type="string">
            <text:p>in revision</text:p>
          </table:table-cell>
          <table:table-cell table:style-name="ce26" office:value-type="string" calcext:value-type="string">
            <text:p>Submitted 09/04/2018 ; minor revision 14/06/2018</text:p>
          </table:table-cell>
          <table:table-cell table:style-name="ce33" office:value-type="string" calcext:value-type="string">
            <text:p>April 2018</text:p>
          </table:table-cell>
          <table:table-cell table:style-name="ce26" office:value-type="string" calcext:value-type="string">
            <text:p>Modeling the co-evolution of cities and networks</text:p>
          </table:table-cell>
          <table:table-cell table:style-name="ce26" office:value-type="string" calcext:value-type="string">
            <text:p>Raimbault J.</text:p>
          </table:table-cell>
          <table:table-cell table:style-name="ce26" office:value-type="string" calcext:value-type="string">
            <text:p>Handbook of Cities and Networks</text:p>
          </table:table-cell>
          <table:table-cell table:style-name="ce26" office:value-type="float" office:value="1804.0943" calcext:value-type="float">
            <text:p>1804.0943</text:p>
          </table:table-cell>
          <table:table-cell table:style-name="ce26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2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, Banos, A.,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 table:number-rows-repeated="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3" table:number-columns-repeated="2" table:default-cell-style-name="ce27"/>
        <table:table-column table:style-name="co17" table:default-cell-style-name="ce27"/>
        <table:table-column table:style-name="co13" table:number-columns-repeated="1015" table:default-cell-style-name="ce27"/>
        <table:table-row table:style-name="ro28">
          <table:table-cell table:style-name="ce1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8">
          <table:table-cell table:number-columns-repeated="1024"/>
        </table:table-row>
        <table:table-row table:style-name="ro28">
          <table:table-cell table:style-name="ce32" office:value-type="string" calcext:value-type="string">
            <text:p>Status</text:p>
          </table:table-cell>
          <table:table-cell table:style-name="ce32" office:value-type="string" calcext:value-type="string">
            <text:p>Submission</text:p>
          </table:table-cell>
          <table:table-cell table:style-name="ce32" office:value-type="string" calcext:value-type="string">
            <text:p>Horizon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Authors</text:p>
          </table:table-cell>
          <table:table-cell table:style-name="ce32" office:value-type="string" calcext:value-type="string">
            <text:p>Target</text:p>
          </table:table-cell>
          <table:table-cell table:style-name="ce32" office:value-type="string" calcext:value-type="string">
            <text:p>Arxiv</text:p>
          </table:table-cell>
          <table:table-cell table:style-name="ce32" office:value-type="string" calcext:value-type="string">
            <text:p>HAL</text:p>
          </table:table-cell>
          <table:table-cell table:style-name="ce32" office:value-type="string" calcext:value-type="string">
            <text:p>Observations</text:p>
          </table:table-cell>
          <table:table-cell table:style-name="ce32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4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8"/>
        </table:table-row>
        <table:table-row table:style-name="ro22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8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number-columns-repeated="2"/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table:number-columns-repeated="1024"/>
        </table:table-row>
        <table:table-row table:style-name="ro28">
          <table:table-cell table:number-columns-repeated="5"/>
          <table:table-cell office:value-type="string" calcext:value-type="string">
            <text:p>CCS 2017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4"/>
          <table:table-cell office:value-type="string" calcext:value-type="string">
            <text:p>JIG 2017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number-columns-repeated="2"/>
          <table:table-cell office:value-type="string" calcext:value-type="string">
            <text:p>Theo Quant 2017</text:p>
          </table:table-cell>
          <table:table-cell table:number-columns-repeated="2"/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table:number-columns-repeated="5"/>
          <table:table-cell office:value-type="string" calcext:value-type="string">
            <text:p>CCS 2016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4"/>
          <table:table-cell office:value-type="string" calcext:value-type="string">
            <text:p>JIG 2016</text:p>
          </table:table-cell>
          <table:table-cell table:number-columns-repeated="1018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15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8"/>
        </table:table-row>
        <table:table-row table:style-name="ro28" table:number-rows-repeated="1048560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0" table:number-rows-repeated="4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32">
          <table:table-cell table:style-name="ce20" office:value-type="string" calcext:value-type="string">
            <text:p>-1 : pending ; 1 : passed with action ; 0 : ignored</text:p>
          </table:table-cell>
          <table:table-cell table:style-name="ce20"/>
          <table:table-cell table:style-name="ce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3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33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33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date" office:date-value="2019-05-02" calcext:value-type="date">
            <text:p>05/02/19</text:p>
          </table:table-cell>
          <table:table-cell table:style-name="ce55" office:value-type="string" calcext:value-type="string">
            <text:p>IC2S2 2019</text:p>
          </table:table-cell>
          <table:table-cell table:style-name="ce55" office:value-type="string" calcext:value-type="string">
            <text:p>Computational Social Science</text:p>
          </table:table-cell>
          <table:table-cell table:style-name="ce55" office:value-type="string" calcext:value-type="string">
            <text:p>17-20 July 2019</text:p>
          </table:table-cell>
          <table:table-cell table:style-name="ce55" office:value-type="string" calcext:value-type="string">
            <text:p>Amsterdam</text:p>
          </table:table-cell>
          <table:table-cell table:style-name="ce55" office:value-type="string" calcext:value-type="string">
            <text:p>https://2019.ic2s2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59" office:value-type="string" calcext:value-type="string">
            <text:p>15/09/2018</text:p>
          </table:table-cell>
          <table:table-cell table:style-name="ce55" office:value-type="string" calcext:value-type="string">
            <text:p>GA 2018</text:p>
          </table:table-cell>
          <table:table-cell table:style-name="ce55" office:value-type="string" calcext:value-type="string">
            <text:p>Generative Art</text:p>
          </table:table-cell>
          <table:table-cell table:style-name="ce55" office:value-type="string" calcext:value-type="string">
            <text:p>18-20th December 2018</text:p>
          </table:table-cell>
          <table:table-cell table:style-name="ce55" office:value-type="string" calcext:value-type="string">
            <text:p>Verona</text:p>
          </table:table-cell>
          <table:table-cell table:style-name="ce55" office:value-type="string" calcext:value-type="string">
            <text:p>https://www.generativeart.com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60" office:value-type="string" calcext:value-type="string">
            <text:p>-</text:p>
          </table:table-cell>
          <table:table-cell table:style-name="ce55" office:value-type="string" calcext:value-type="string">
            <text:p>Go Pro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23-25 Octo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3">
          <table:table-cell table:style-name="ce55" office:value-type="float" office:value="-1" calcext:value-type="float">
            <text:p>-1</text:p>
          </table:table-cell>
          <table:table-cell table:style-name="ce55" table:number-columns-repeated="2"/>
          <table:table-cell table:style-name="ce59" office:value-type="string" calcext:value-type="string">
            <text:p>16/09/2018</text:p>
          </table:table-cell>
          <table:table-cell table:style-name="ce55" office:value-type="string" calcext:value-type="string">
            <text:p>MARAMI 2018</text:p>
          </table:table-cell>
          <table:table-cell table:style-name="ce55" office:value-type="string" calcext:value-type="string">
            <text:p>Complex Networks</text:p>
          </table:table-cell>
          <table:table-cell table:style-name="ce55" office:value-type="string" calcext:value-type="string">
            <text:p>17-19 October 2018</text:p>
          </table:table-cell>
          <table:table-cell table:style-name="ce55" office:value-type="string" calcext:value-type="string">
            <text:p>Avignon</text:p>
          </table:table-cell>
          <table:table-cell table:style-name="ce55" office:value-type="string" calcext:value-type="string">
            <text:p>https://marami2018.sciencesconf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60" office:value-type="string" calcext:value-type="string">
            <text:p>25/07/2018</text:p>
          </table:table-cell>
          <table:table-cell table:style-name="ce55" office:value-type="string" calcext:value-type="string">
            <text:p>CJC Pacte Citeres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15 novembre</text:p>
          </table:table-cell>
          <table:table-cell table:style-name="ce55" office:value-type="string" calcext:value-type="string">
            <text:p>Grenoble</text:p>
          </table:table-cell>
          <table:table-cell table:style-name="ce55" office:value-type="string" calcext:value-type="string">
            <text:p>https://cjcpacteciteres.sciencesconf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-1" calcext:value-type="float">
            <text:p>-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4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35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35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35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35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33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33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6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33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7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7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7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4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7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7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7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7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7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81"/>
        <table:table-column table:style-name="co28" table:default-cell-style-name="Default"/>
        <table:table-column table:style-name="co8" table:default-cell-style-name="Default"/>
        <table:table-row table:style-name="ro3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0">
          <table:table-cell table:style-name="ce74" office:value-type="string" calcext:value-type="string">
            <text:p>Domain</text:p>
          </table:table-cell>
          <table:table-cell table:style-name="ce74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0" table:number-rows-repeated="2">
          <table:table-cell table:number-columns-repeated="5"/>
        </table:table-row>
        <table:table-row table:style-name="ro30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8">
          <table:table-cell office:value-type="string" calcext:value-type="string" table:number-columns-spanned="1" table:number-rows-spanned="3">
            <text:p>Bibliometrics</text:p>
          </table:table-cell>
          <table:table-cell table:style-name="ce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7">
          <table:covered-table-cell/>
          <table:table-cell table:style-name="ce2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9">
          <table:covered-table-cell/>
          <table:table-cell table:style-name="ce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8" table:number-columns-repeated="1018" table:default-cell-style-name="ce20"/>
        <table:table-row table:style-name="ro30">
          <table:table-cell table:number-columns-repeated="1024"/>
        </table:table-row>
        <table:table-row table:style-name="ro37">
          <table:table-cell table:style-name="ce21" office:value-type="string" calcext:value-type="string">
            <text:p>Horiz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Potential collaborators</text:p>
          </table:table-cell>
          <table:table-cell table:style-name="ce21" office:value-type="string" calcext:value-type="string">
            <text:p>Potential Targets</text:p>
          </table:table-cell>
          <table:table-cell table:style-name="ce21" office:value-type="string" calcext:value-type="string">
            <text:p>Tentative abstract</text:p>
          </table:table-cell>
          <table:table-cell table:style-name="ce21" office:value-type="string" calcext:value-type="string">
            <text:p>Notes/Ideas</text:p>
          </table:table-cell>
          <table:table-cell table:number-columns-repeated="1018"/>
        </table:table-row>
        <table:table-row table:style-name="ro40">
          <table:table-cell table:style-name="ce21"/>
          <table:table-cell/>
          <table:table-cell table:style-name="ce26"/>
          <table:table-cell table:style-name="ce21" table:number-columns-repeated="2"/>
          <table:table-cell table:style-name="ce83"/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Linking real estate dynamics with socio-economic profile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Beyond Concept Maps : Knowledge Domains as Hypernetwork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French Freeway Network and Territorial Equity</text:p>
          </table:table-cell>
          <table:table-cell table:style-name="ce26" office:value-type="string" calcext:value-type="string">
            <text:p>Florent</text:p>
          </table:table-cell>
          <table:table-cell table:style-name="ce21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Teaching Integrated Geography : issues and perspectives</text:p>
          </table:table-cell>
          <table:table-cell table:style-name="ce26"/>
          <table:table-cell table:style-name="ce21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Interactions between Networks and Territories and the impact of historical events</text:p>
          </table:table-cell>
          <table:table-cell table:style-name="ce26" office:value-type="string" calcext:value-type="string">
            <text:p>Solène</text:p>
          </table:table-cell>
          <table:table-cell table:style-name="ce21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Quantifying the diffusion of innovation in System of Cities</text:p>
          </table:table-cell>
          <table:table-cell table:style-name="ce26" office:value-type="string" calcext:value-type="string">
            <text:p>Anto ; Denise</text:p>
          </table:table-cell>
          <table:table-cell table:style-name="ce21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Networks and the Diffusion of innovation in Systems of Cities</text:p>
          </table:table-cell>
          <table:table-cell table:style-name="ce26" office:value-type="string" calcext:value-type="string">
            <text:p>Denise ; JM Favaro</text:p>
          </table:table-cell>
          <table:table-cell table:style-name="ce21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An agent-based model of patents genesis calibrated on semantic data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0">
          <table:table-cell table:style-name="ce21"/>
          <table:table-cell office:value-type="string" calcext:value-type="string">
            <text:p>Agent-based modeling innovation and income inequalities</text:p>
          </table:table-cell>
          <table:table-cell table:style-name="ce26" office:value-type="string" calcext:value-type="string">
            <text:p>Anto</text:p>
          </table:table-cell>
          <table:table-cell table:style-name="ce21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1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38" table:number-rows-repeated="1048561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0" table:number-rows-repeated="2">
          <table:table-cell table:number-columns-repeated="8"/>
        </table:table-row>
        <table:table-row table:style-name="ro30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Journal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hal</text:p>
          </table:table-cell>
          <table:table-cell table:style-name="ce85" office:value-type="string" calcext:value-type="string">
            <text:p>arxiv</text:p>
          </table:table-cell>
        </table:table-row>
        <table:table-row table:style-name="ro30">
          <table:table-cell table:number-columns-repeated="8"/>
        </table:table-row>
        <table:table-row table:style-name="ro23">
          <table:table-cell/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53" office:value-type="string" calcext:value-type="string">
            <text:p>Raimbault, J. and Banos, A. and Doursat, R.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0" table:number-rows-repeated="2">
          <table:table-cell table:number-columns-repeated="6"/>
        </table:table-row>
        <table:table-row table:style-name="ro30">
          <table:table-cell table:style-name="ce85" office:value-type="string" calcext:value-type="string">
            <text:p>Cita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1" office:value-type="string" calcext:value-type="string">
            <text:p>Conference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hal</text:p>
          </table:table-cell>
        </table:table-row>
        <table:table-row table:style-name="ro30" table:number-rows-repeated="4">
          <table:table-cell table:number-columns-repeated="6"/>
        </table:table-row>
        <table:table-row table:style-name="ro42">
          <table:table-cell/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6" office:value-type="string" calcext:value-type="string">
            <text:p>Raimbault, J. and Gonzalez, J.</text:p>
          </table:table-cell>
          <table:table-cell table:style-name="ce8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20"/>
        <table:table-column table:style-name="co8" table:default-cell-style-name="ce20"/>
        <table:table-column table:style-name="co41" table:default-cell-style-name="ce20"/>
        <table:table-column table:style-name="co42" table:default-cell-style-name="ce20"/>
        <table:table-column table:style-name="co8" table:number-columns-repeated="4" table:default-cell-style-name="ce20"/>
        <table:table-column table:style-name="co43" table:default-cell-style-name="ce20"/>
        <table:table-column table:style-name="co8" table:default-cell-style-name="ce20"/>
        <table:table-column table:style-name="co44" table:default-cell-style-name="ce20"/>
        <table:table-column table:style-name="co45" table:default-cell-style-name="ce20"/>
        <table:table-column table:style-name="co8" table:number-columns-repeated="1012" table:default-cell-style-name="ce20"/>
        <table:table-row table:style-name="ro30">
          <table:table-cell table:number-columns-repeated="1024"/>
        </table:table-row>
        <table:table-row table:style-name="ro4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0">
          <table:table-cell table:number-columns-repeated="1024"/>
        </table:table-row>
        <table:table-row table:style-name="ro4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Models Coupling Urban Growth and Transportation Network Growth: An Algorithmic Systematic Review Approach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6" office:value-type="string" calcext:value-type="string">
            <text:p>RAIMBAULT, J.</text:p>
          </table:table-cell>
          <table:table-cell table:style-name="ce62" office:value-type="string" calcext:value-type="string">
            <text:p>User-Based Solutions for Increasing Level of Service in Bike-Sharing Transportation Systems</text:p>
          </table:table-cell>
          <table:table-cell table:style-name="ce53" office:value-type="string" calcext:value-type="string">
            <text:p>Springer International Publishing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3" office:value-type="string" calcext:value-type="string">
            <text:p>Complex Systems Design &amp; Management</text:p>
          </table:table-cell>
          <table:table-cell table:style-name="ce86" office:value-type="string" calcext:value-type="string">
            <text:p>CSD&amp;M 2014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3" office:value-type="string" calcext:value-type="string">
            <text:p>RAIMBAULT J., BANOS A., DOURSAT R.</text:p>
          </table:table-cell>
          <table:table-cell table:style-name="ce53" office:value-type="string" calcext:value-type="string">
            <text:p>A Hybrid Network/Grid Model of Urban Morphogenesis and Optimization</text:p>
          </table:table-cell>
          <table:table-cell table:style-name="ce86" office:value-type="string" calcext:value-type="string">
            <text:p>Université du Havre, M. A. Aziz-Alaoui, C. Bertelle, X. Z. Liu, D. Olivier Eds.</text:p>
          </table:table-cell>
          <table:table-cell table:style-name="ce86" office:value-type="string" calcext:value-type="string">
            <text:p>-</text:p>
          </table:table-cell>
          <table:table-cell table:style-name="ce5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3" office:value-type="string" calcext:value-type="string">
            <text:p>4th International Conference on Complex Systems and Applications (ICCSA 2014)</text:p>
          </table:table-cell>
          <table:table-cell table:style-name="ce86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6" table:number-rows-repeated="1048569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CommunicationsLab" table:style-name="ta1" table:print="false">
        <table:table-column table:style-name="co46" table:default-cell-style-name="Default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20"/>
        <table:table-column table:style-name="co8" table:number-columns-repeated="2" table:default-cell-style-name="Default"/>
        <table:table-row table:style-name="ro30" table:number-rows-repeated="2">
          <table:table-cell table:number-columns-repeated="16"/>
        </table:table-row>
        <table:table-row table:style-name="ro4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0" table:number-rows-repeated="2">
          <table:table-cell table:number-columns-repeated="16"/>
        </table:table-row>
        <table:table-row table:style-name="ro3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6" office:value-type="string" calcext:value-type="string">
            <text:p>LE NECHET F., RAIMBAULT J.</text:p>
          </table:table-cell>
          <table:table-cell table:style-name="ce53" office:value-type="string" calcext:value-type="string">
            <text:p>Modeling the emergence of metropolitan transport autorithy in a polycentric urban region</text:p>
          </table:table-cell>
          <table:table-cell table:style-name="ce8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ECTQG 2015</text:p>
          </table:table-cell>
          <table:table-cell table:style-name="ce86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</text:p>
          </table:table-cell>
          <table:table-cell table:style-name="ce53" office:value-type="string" calcext:value-type="string">
            <text:p>Hybrid Modeling of a Bike-Sharing Transportation System</text:p>
          </table:table-cell>
          <table:table-cell table:number-columns-repeated="3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6" office:value-type="string" calcext:value-type="string">
            <text:p>International Conference on Computational Social Science 2015</text:p>
          </table:table-cell>
          <table:table-cell table:style-name="ce86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6" office:value-type="string" calcext:value-type="string">
            <text:p>RAIMBAULT J., GONZALEZ J.</text:p>
          </table:table-cell>
          <table:table-cell table:style-name="ce5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7" office:value-type="string" calcext:value-type="string">
            <text:p>Rencontres du Labex Dynamite 2015</text:p>
          </table:table-cell>
          <table:table-cell table:style-name="ce86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6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0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0" table:number-rows-repeated="10">
          <table:table-cell table:number-columns-repeated="16"/>
        </table:table-row>
        <table:table-row table:style-name="ro30">
          <table:table-cell table:style-name="ce40" table:content-validation-name="val1"/>
          <table:table-cell table:number-columns-repeated="15"/>
        </table:table-row>
        <table:table-row table:style-name="ro30" table:number-rows-repeated="1048553">
          <table:table-cell table:number-columns-repeated="16"/>
        </table:table-row>
        <table:table-row table:style-name="ro30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04:09:33.65380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7-27T05:14:14.820455000</dc:date>
    <meta:editing-duration>PT23H52M44S</meta:editing-duration>
    <meta:editing-cycles>154</meta:editing-cycles>
    <meta:generator>LibreOffice/5.4.6.2$MacOSX_X86_64 LibreOffice_project/4014ce260a04f1026ba855d3b8d91541c224eab8</meta:generator>
    <meta:document-statistic meta:table-count="9" meta:cell-count="728" meta:object-count="0"/>
    <meta:user-defined meta:name=""/>
    <meta:user-defined meta:name="qrichtext">1</meta:user-defined>
  </office:meta>
</office:document-meta>
</file>